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-9.71971971971972" calcext:value-type="float">
            <text:p>-9.71971971971972</text:p>
          </table:table-cell>
          <table:table-cell office:value-type="float" office:value="0.9934777" calcext:value-type="float">
            <text:p>0.9934777</text:p>
          </table:table-cell>
          <table:table-cell office:value-type="float" office:value="0.2269069" calcext:value-type="float">
            <text:p>0.2269069</text:p>
          </table:table-cell>
          <table:table-cell/>
          <table:table-cell table:formula="of:=([.A2]*[.B2])+[.C2]" office:value-type="float" office:value="-9.42941789179179" calcext:value-type="float">
            <text:p>-9.42941789179179</text:p>
          </table:table-cell>
          <table:table-cell table:formula="of:=[.E2]" office:value-type="float" office:value="-9.42941789179179" calcext:value-type="float">
            <text:p>-9.42941789179179</text:p>
          </table:table-cell>
        </table:table-row>
      </table:table>
      <table:table table:name="cap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1.F2]" office:value-type="float" office:value="-9.42941789179179" calcext:value-type="float">
            <text:p>-9.42941789179179</text:p>
          </table:table-cell>
          <table:table-cell office:value-type="float" office:value="-0.2429808" calcext:value-type="float">
            <text:p>-0.2429808</text:p>
          </table:table-cell>
          <table:table-cell office:value-type="float" office:value="-1.3110499" calcext:value-type="float">
            <text:p>-1.3110499</text:p>
          </table:table-cell>
          <table:table-cell/>
          <table:table-cell table:formula="of:=([.$A$2]*[.B2])+[.C2]" office:value-type="float" office:value="0.980117602881883" calcext:value-type="float">
            <text:p>0.980117602881883</text:p>
          </table:table-cell>
          <table:table-cell table:formula="of:=MAX(0;[.E2])" office:value-type="float" office:value="0.980117602881883" calcext:value-type="float">
            <text:p>0.980117602881883</text:p>
          </table:table-cell>
        </table:table-row>
        <table:table-row table:style-name="ro1">
          <table:table-cell/>
          <table:table-cell office:value-type="float" office:value="-0.271639" calcext:value-type="float">
            <text:p>-0.271639</text:p>
          </table:table-cell>
          <table:table-cell office:value-type="float" office:value="0.4713191" calcext:value-type="float">
            <text:p>0.4713191</text:p>
          </table:table-cell>
          <table:table-cell/>
          <table:table-cell table:formula="of:=([.$A$2]*[.B3])+[.C3]" office:value-type="float" office:value="3.03271674670843" calcext:value-type="float">
            <text:p>3.03271674670843</text:p>
          </table:table-cell>
          <table:table-cell table:formula="of:=MAX(0;[.E3])" office:value-type="float" office:value="3.03271674670843" calcext:value-type="float">
            <text:p>3.03271674670843</text:p>
          </table:table-cell>
        </table:table-row>
        <table:table-row table:style-name="ro1">
          <table:table-cell/>
          <table:table-cell office:value-type="float" office:value="-0.11433487" calcext:value-type="float">
            <text:p>-0.11433487</text:p>
          </table:table-cell>
          <table:table-cell office:value-type="float" office:value="0.24816526" calcext:value-type="float">
            <text:p>0.24816526</text:p>
          </table:table-cell>
          <table:table-cell/>
          <table:table-cell table:formula="of:=([.$A$2]*[.B4])+[.C4]" office:value-type="float" office:value="1.32627652883369" calcext:value-type="float">
            <text:p>1.32627652883369</text:p>
          </table:table-cell>
          <table:table-cell table:formula="of:=MAX(0;[.E4])" office:value-type="float" office:value="1.32627652883369" calcext:value-type="float">
            <text:p>1.32627652883369</text:p>
          </table:table-cell>
        </table:table-row>
        <table:table-row table:style-name="ro1">
          <table:table-cell/>
          <table:table-cell office:value-type="float" office:value="0.10783515" calcext:value-type="float">
            <text:p>0.10783515</text:p>
          </table:table-cell>
          <table:table-cell office:value-type="float" office:value="0.16807395" calcext:value-type="float">
            <text:p>0.16807395</text:p>
          </table:table-cell>
          <table:table-cell/>
          <table:table-cell table:formula="of:=([.$A$2]*[.B5])+[.C5]" office:value-type="float" office:value="-0.848748742774052" calcext:value-type="float">
            <text:p>-0.848748742774052</text:p>
          </table:table-cell>
          <table:table-cell table:formula="of:=MAX(0;[.E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32482" calcext:value-type="float">
            <text:p>0.5232482</text:p>
          </table:table-cell>
          <table:table-cell office:value-type="float" office:value="-0.915504" calcext:value-type="float">
            <text:p>-0.915504</text:p>
          </table:table-cell>
          <table:table-cell/>
          <table:table-cell table:formula="of:=([.$A$2]*[.B6])+[.C6]" office:value-type="float" office:value="-5.84942993892785" calcext:value-type="float">
            <text:p>-5.84942993892785</text:p>
          </table:table-cell>
          <table:table-cell table:formula="of:=MAX(0;[.E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35184" calcext:value-type="float">
            <text:p>0.18335184</text:p>
          </table:table-cell>
          <table:table-cell office:value-type="float" office:value="0.10019822" calcext:value-type="float">
            <text:p>0.10019822</text:p>
          </table:table-cell>
          <table:table-cell/>
          <table:table-cell table:formula="of:=([.$A$2]*[.B7])+[.C7]" office:value-type="float" office:value="-1.62870290058895" calcext:value-type="float">
            <text:p>-1.62870290058895</text:p>
          </table:table-cell>
          <table:table-cell table:formula="of:=MAX(0;[.E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77355" calcext:value-type="float">
            <text:p>0.2977355</text:p>
          </table:table-cell>
          <table:table-cell office:value-type="float" office:value="0.2944005" calcext:value-type="float">
            <text:p>0.2944005</text:p>
          </table:table-cell>
          <table:table-cell/>
          <table:table-cell table:formula="of:=([.$A$2]*[.B8])+[.C8]" office:value-type="float" office:value="-2.51307195072157" calcext:value-type="float">
            <text:p>-2.51307195072157</text:p>
          </table:table-cell>
          <table:table-cell table:formula="of:=MAX(0;[.E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45194545" calcext:value-type="float">
            <text:p>-0.45194545</text:p>
          </table:table-cell>
          <table:table-cell office:value-type="float" office:value="-0.47506693" calcext:value-type="float">
            <text:p>-0.47506693</text:p>
          </table:table-cell>
          <table:table-cell/>
          <table:table-cell table:formula="of:=([.$A$2]*[.B9])+[.C9]" office:value-type="float" office:value="3.78651558234389" calcext:value-type="float">
            <text:p>3.78651558234389</text:p>
          </table:table-cell>
          <table:table-cell table:formula="of:=MAX(0;[.E9])" office:value-type="float" office:value="3.78651558234389" calcext:value-type="float">
            <text:p>3.78651558234389</text:p>
          </table:table-cell>
        </table:table-row>
      </table:table>
      <table:table table:name="capa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2.F2:.F9]" office:value-type="float" office:value="0.980117602881883" calcext:value-type="float">
            <text:p>0.980117602881883</text:p>
          </table:table-cell>
          <table:table-cell office:value-type="float" office:value="-0.40667424" calcext:value-type="float">
            <text:p>-0.40667424</text:p>
          </table:table-cell>
          <table:table-cell office:value-type="float" office:value="-0.53787977" calcext:value-type="float">
            <text:p>-0.53787977</text:p>
          </table:table-cell>
          <table:table-cell table:formula="of:=(([.$A$2]*[.B2])+([.$A$3]*[.B3])+([.$A$4]*[.B4])+([.$A$5]*[.B5])+([.$A$6]*[.B6])+([.$A$7]*[.B7])+([.$A$8]*[.B8])+([.$A$9]*[.B9]))+[.C2]" office:value-type="float" office:value="-2.5398567833037" calcext:value-type="float">
            <text:p>-2.5398567833037</text:p>
          </table:table-cell>
          <table:table-cell table:formula="of:=MAX(0;[.D2])" office:value-type="float" office:value="0" calcext:value-type="float">
            <text:p>0</text:p>
          </table:table-cell>
        </table:table-row>
        <table:table-row table:style-name="ro1">
          <table:table-cell table:formula="of:=[$capa2.F3:.F10]" office:value-type="float" office:value="3.03271674670843" calcext:value-type="float">
            <text:p>3.03271674670843</text:p>
          </table:table-cell>
          <table:table-cell office:value-type="float" office:value="-0.63056016" calcext:value-type="float">
            <text:p>-0.63056016</text:p>
          </table:table-cell>
          <table:table-cell table:number-columns-repeated="3"/>
        </table:table-row>
        <table:table-row table:style-name="ro1">
          <table:table-cell table:formula="of:=[$capa2.F4:.F11]" office:value-type="float" office:value="1.32627652883369" calcext:value-type="float">
            <text:p>1.32627652883369</text:p>
          </table:table-cell>
          <table:table-cell office:value-type="float" office:value="0.18903375" calcext:value-type="float">
            <text:p>0.18903375</text:p>
          </table:table-cell>
          <table:table-cell table:number-columns-repeated="3"/>
        </table:table-row>
        <table:table-row table:style-name="ro1">
          <table:table-cell table:formula="of:=[$capa2.F5:.F12]" office:value-type="float" office:value="0" calcext:value-type="float">
            <text:p>0</text:p>
          </table:table-cell>
          <table:table-cell office:value-type="float" office:value="-1.3929884" calcext:value-type="float">
            <text:p>-1.3929884</text:p>
          </table:table-cell>
          <table:table-cell table:number-columns-repeated="3"/>
        </table:table-row>
        <table:table-row table:style-name="ro1">
          <table:table-cell table:formula="of:=[$capa2.F6:.F13]" office:value-type="float" office:value="0" calcext:value-type="float">
            <text:p>0</text:p>
          </table:table-cell>
          <table:table-cell office:value-type="float" office:value="0.83022255" calcext:value-type="float">
            <text:p>0.83022255</text:p>
          </table:table-cell>
          <table:table-cell table:number-columns-repeated="3"/>
        </table:table-row>
        <table:table-row table:style-name="ro1">
          <table:table-cell table:formula="of:=[$capa2.F7:.F14]" office:value-type="float" office:value="0" calcext:value-type="float">
            <text:p>0</text:p>
          </table:table-cell>
          <table:table-cell office:value-type="float" office:value="-0.633642" calcext:value-type="float">
            <text:p>-0.633642</text:p>
          </table:table-cell>
          <table:table-cell table:number-columns-repeated="3"/>
        </table:table-row>
        <table:table-row table:style-name="ro1">
          <table:table-cell table:formula="of:=[$capa2.F8:.F15]" office:value-type="float" office:value="0" calcext:value-type="float">
            <text:p>0</text:p>
          </table:table-cell>
          <table:table-cell office:value-type="float" office:value="-0.10637075" calcext:value-type="float">
            <text:p>-0.10637075</text:p>
          </table:table-cell>
          <table:table-cell table:number-columns-repeated="3"/>
        </table:table-row>
        <table:table-row table:style-name="ro1">
          <table:table-cell table:formula="of:=[$capa2.F9:.F16]" office:value-type="float" office:value="3.78651558234389" calcext:value-type="float">
            <text:p>3.78651558234389</text:p>
          </table:table-cell>
          <table:table-cell office:value-type="float" office:value="0.01537321" calcext:value-type="float">
            <text:p>0.0153732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5009292" calcext:value-type="float">
            <text:p>0.35009292</text:p>
          </table:table-cell>
          <table:table-cell office:value-type="float" office:value="0.80077815" calcext:value-type="float">
            <text:p>0.80077815</text:p>
          </table:table-cell>
          <table:table-cell table:formula="of:=(([.$A$2]*[.B11])+([.$A$3]*[.B12])+([.$A$4]*[.B13])+([.$A$5]*[.B14])+([.$A$6]*[.B15])+([.$A$7]*[.B16])+([.$A$8]*[.B17])+([.$A$9]*[.B18]))+[.C11]" office:value-type="float" office:value="1.33709447954365" calcext:value-type="float">
            <text:p>1.33709447954365</text:p>
          </table:table-cell>
          <table:table-cell table:formula="of:=MAX(0;[.D11])" office:value-type="float" office:value="1.33709447954365" calcext:value-type="float">
            <text:p>1.33709447954365</text:p>
          </table:table-cell>
        </table:table-row>
        <table:table-row table:style-name="ro1">
          <table:table-cell/>
          <table:table-cell office:value-type="float" office:value="0.08702921" calcext:value-type="float">
            <text:p>0.08702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29556" calcext:value-type="float">
            <text:p>-0.3529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467974" calcext:value-type="float">
            <text:p>0.47467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50814" calcext:value-type="float">
            <text:p>0.5850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50653" calcext:value-type="float">
            <text:p>0.4350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145338" calcext:value-type="float">
            <text:p>-0.3145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494236" calcext:value-type="float">
            <text:p>0.1049423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4450334" calcext:value-type="float">
            <text:p>0.34450334</text:p>
          </table:table-cell>
          <table:table-cell office:value-type="float" office:value="-0.03175172" calcext:value-type="float">
            <text:p>-0.03175172</text:p>
          </table:table-cell>
          <table:table-cell table:formula="of:=(([.$A$2]*[.B20])+([.$A$3]*[.B21])+([.$A$4]*[.B22])+([.$A$5]*[.B23])+([.$A$6]*[.B24])+([.$A$7]*[.B25])+([.$A$8]*[.B26])+([.$A$9]*[.B27]))+[.C20]" office:value-type="float" office:value="3.63765609097321" calcext:value-type="float">
            <text:p>3.63765609097321</text:p>
          </table:table-cell>
          <table:table-cell table:formula="of:=MAX(0;[.D20])" office:value-type="float" office:value="3.63765609097321" calcext:value-type="float">
            <text:p>3.63765609097321</text:p>
          </table:table-cell>
        </table:table-row>
        <table:table-row table:style-name="ro1">
          <table:table-cell/>
          <table:table-cell office:value-type="float" office:value="0.2836219" calcext:value-type="float">
            <text:p>0.2836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797673" calcext:value-type="float">
            <text:p>0.35797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89987" calcext:value-type="float">
            <text:p>0.1728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8846394" calcext:value-type="float">
            <text:p>-0.18846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773358" calcext:value-type="float">
            <text:p>-0.09773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75362" calcext:value-type="float">
            <text:p>0.17575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73537" calcext:value-type="float">
            <text:p>0.527353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5059562" calcext:value-type="float">
            <text:p>0.35059562</text:p>
          </table:table-cell>
          <table:table-cell table:style-name="ce3" office:value-type="float" office:value="1.1834593" calcext:value-type="float">
            <text:p>1.1834593</text:p>
          </table:table-cell>
          <table:table-cell table:formula="of:=(([.$A$2]*[.B29])+([.$A$3]*[.B30])+([.$A$4]*[.B31])+([.$A$5]*[.B32])+([.$A$6]*[.B33])+([.$A$7]*[.B34])+([.$A$8]*[.B35])+([.$A$9]*[.B36]))+[.C29]" office:value-type="float" office:value="0.169549792285" calcext:value-type="float">
            <text:p>0.169549792285</text:p>
          </table:table-cell>
          <table:table-cell table:formula="of:=MAX(0;[.D29])" office:value-type="float" office:value="0.169549792285" calcext:value-type="float">
            <text:p>0.169549792285</text:p>
          </table:table-cell>
        </table:table-row>
        <table:table-row table:style-name="ro1">
          <table:table-cell/>
          <table:table-cell office:value-type="float" office:value="0.03169551" calcext:value-type="float">
            <text:p>0.03169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0289243" calcext:value-type="float">
            <text:p>-0.50289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980558" calcext:value-type="float">
            <text:p>0.39980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712453" calcext:value-type="float">
            <text:p>0.15712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112512" calcext:value-type="float">
            <text:p>-0.8112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640128" calcext:value-type="float">
            <text:p>0.4664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0775922" calcext:value-type="float">
            <text:p>-0.207759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55974424" calcext:value-type="float">
            <text:p>0.55974424</text:p>
          </table:table-cell>
          <table:table-cell table:style-name="ce3" office:value-type="float" office:value="0.14250226" calcext:value-type="float">
            <text:p>0.14250226</text:p>
          </table:table-cell>
          <table:table-cell table:formula="of:=(([.$A$2]*[.B38])+([.$A$3]*[.B39])+([.$A$4]*[.B40])+([.$A$5]*[.B41])+([.$A$6]*[.B42])+([.$A$7]*[.B43])+([.$A$8]*[.B44])+([.$A$9]*[.B45]))+[.C38]" office:value-type="float" office:value="-4.91281466743" calcext:value-type="float">
            <text:p>-4.91281466743</text:p>
          </table:table-cell>
          <table:table-cell table:formula="of:=MAX(0;[.D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9711275" calcext:value-type="float">
            <text:p>-0.9711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4156" calcext:value-type="float">
            <text:p>0.175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5057112" calcext:value-type="float">
            <text:p>-0.45057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63119" calcext:value-type="float">
            <text:p>0.3063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003271" calcext:value-type="float">
            <text:p>-0.5003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220987" calcext:value-type="float">
            <text:p>0.47220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6361156" calcext:value-type="float">
            <text:p>-0.763611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07482952" calcext:value-type="float">
            <text:p>-0.07482952</text:p>
          </table:table-cell>
          <table:table-cell table:style-name="ce3" office:value-type="float" office:value="0.12876956" calcext:value-type="float">
            <text:p>0.12876956</text:p>
          </table:table-cell>
          <table:table-cell table:formula="of:=(([.$A$2]*[.B47])+([.$A$3]*[.B48])+([.$A$4]*[.B49])+([.$A$5]*[.B50])+([.$A$6]*[.B51])+([.$A$7]*[.B52])+([.$A$8]*[.B53])+([.$A$9]*[.B54]))+[.C47]" office:value-type="float" office:value="-2.7368546612406" calcext:value-type="float">
            <text:p>-2.7368546612406</text:p>
          </table:table-cell>
          <table:table-cell table:formula="of:=MAX(0;[.D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5581155" calcext:value-type="float">
            <text:p>-0.15581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955345" calcext:value-type="float">
            <text:p>0.33955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485" calcext:value-type="float">
            <text:p>0.215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277092" calcext:value-type="float">
            <text:p>0.14277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952804" calcext:value-type="float">
            <text:p>0.50952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9371644" calcext:value-type="float">
            <text:p>-0.59371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156756" calcext:value-type="float">
            <text:p>-0.731567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5767798" calcext:value-type="float">
            <text:p>0.5767798</text:p>
          </table:table-cell>
          <table:table-cell table:style-name="ce3" office:value-type="float" office:value="-0.00491689" calcext:value-type="float">
            <text:p>-0.00491689</text:p>
          </table:table-cell>
          <table:table-cell table:formula="of:=(([.$A$2]*[.B56])+([.$A$3]*[.B57])+([.$A$4]*[.B58])+([.$A$5]*[.B59])+([.$A$6]*[.B60])+([.$A$7]*[.B61])+([.$A$8]*[.B62])+([.$A$9]*[.B63]))+[.C56]" office:value-type="float" office:value="1.1026900357388" calcext:value-type="float">
            <text:p>1.1026900357388</text:p>
          </table:table-cell>
          <table:table-cell table:formula="of:=MAX(0;[.D56])" office:value-type="float" office:value="1.1026900357388" calcext:value-type="float">
            <text:p>1.1026900357388</text:p>
          </table:table-cell>
        </table:table-row>
        <table:table-row table:style-name="ro1">
          <table:table-cell/>
          <table:table-cell office:value-type="float" office:value="0.5036797" calcext:value-type="float">
            <text:p>0.5036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353965" calcext:value-type="float">
            <text:p>-0.335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936453" calcext:value-type="float">
            <text:p>0.22936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0045035" calcext:value-type="float">
            <text:p>-0.30045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3703" calcext:value-type="float">
            <text:p>-0.643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00713" calcext:value-type="float">
            <text:p>-0.5100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27155" calcext:value-type="float">
            <text:p>-0.14271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22178702" calcext:value-type="float">
            <text:p>-0.22178702</text:p>
          </table:table-cell>
          <table:table-cell table:style-name="ce3" office:value-type="float" office:value="0.40466502" calcext:value-type="float">
            <text:p>0.40466502</text:p>
          </table:table-cell>
          <table:table-cell table:formula="of:=(([.$A$2]*[.B65])+([.$A$3]*[.B66])+([.$A$4]*[.B67])+([.$A$5]*[.B68])+([.$A$6]*[.B69])+([.$A$7]*[.B70])+([.$A$8]*[.B71])+([.$A$9]*[.B72]))+[.C65]" office:value-type="float" office:value="-2.95114079579814" calcext:value-type="float">
            <text:p>-2.95114079579814</text:p>
          </table:table-cell>
          <table:table-cell table:formula="of:=MAX(0;[.D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0380037" calcext:value-type="float">
            <text:p>-0.1038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610128" calcext:value-type="float">
            <text:p>-0.261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3817877" calcext:value-type="float">
            <text:p>-0.63817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1711" calcext:value-type="float">
            <text:p>0.5951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74856" calcext:value-type="float">
            <text:p>0.2174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94742" calcext:value-type="float">
            <text:p>0.6194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542839" calcext:value-type="float">
            <text:p>-0.6542839</text:p>
          </table:table-cell>
          <table:table-cell table:number-columns-repeated="3"/>
        </table:table-row>
      </table:table>
      <table:table table:name="capa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3.E2]" office:value-type="float" office:value="0" calcext:value-type="float">
            <text:p>0</text:p>
          </table:table-cell>
          <table:table-cell office:value-type="float" office:value="0.41213304" calcext:value-type="float">
            <text:p>0.41213304</text:p>
          </table:table-cell>
          <table:table-cell office:value-type="float" office:value="-0.33800766" calcext:value-type="float">
            <text:p>-0.33800766</text:p>
          </table:table-cell>
          <table:table-cell table:formula="of:=(([.$A$2]*[.B2])+([.$A$3]*[.B3])+([.$A$4]*[.B4])+([.$A$5]*[.B5])+([.$A$6]*[.B6])+([.$A$7]*[.B7])+([.$A$8]*[.B8])+([.$A$9]*[.B9]))+[.C2]" office:value-type="float" office:value="-3.2210070683793" calcext:value-type="float">
            <text:p>-3.2210070683793</text:p>
          </table:table-cell>
          <table:table-cell table:formula="of:=MAX(0;[.D2])" office:value-type="float" office:value="0" calcext:value-type="float">
            <text:p>0</text:p>
          </table:table-cell>
        </table:table-row>
        <table:table-row table:style-name="ro1">
          <table:table-cell table:formula="of:=[$capa3.E11]" office:value-type="float" office:value="1.33709447954365" calcext:value-type="float">
            <text:p>1.33709447954365</text:p>
          </table:table-cell>
          <table:table-cell office:value-type="float" office:value="-0.33507574" calcext:value-type="float">
            <text:p>-0.33507574</text:p>
          </table:table-cell>
          <table:table-cell table:number-columns-repeated="3"/>
        </table:table-row>
        <table:table-row table:style-name="ro1">
          <table:table-cell table:formula="of:=[$capa3.E20]" office:value-type="float" office:value="3.63765609097321" calcext:value-type="float">
            <text:p>3.63765609097321</text:p>
          </table:table-cell>
          <table:table-cell office:value-type="float" office:value="-0.6095485" calcext:value-type="float">
            <text:p>-0.6095485</text:p>
          </table:table-cell>
          <table:table-cell table:number-columns-repeated="3"/>
        </table:table-row>
        <table:table-row table:style-name="ro1">
          <table:table-cell table:formula="of:=[$capa3.E29]" office:value-type="float" office:value="0.169549792285" calcext:value-type="float">
            <text:p>0.169549792285</text:p>
          </table:table-cell>
          <table:table-cell office:value-type="float" office:value="0.03368769" calcext:value-type="float">
            <text:p>0.03368769</text:p>
          </table:table-cell>
          <table:table-cell table:number-columns-repeated="3"/>
        </table:table-row>
        <table:table-row table:style-name="ro1">
          <table:table-cell table:formula="of:=[$capa3.E38]" office:value-type="float" office:value="0" calcext:value-type="float">
            <text:p>0</text:p>
          </table:table-cell>
          <table:table-cell office:value-type="float" office:value="-0.4914415" calcext:value-type="float">
            <text:p>-0.4914415</text:p>
          </table:table-cell>
          <table:table-cell table:number-columns-repeated="3"/>
        </table:table-row>
        <table:table-row table:style-name="ro1">
          <table:table-cell table:formula="of:=[$capa3.E47]" office:value-type="float" office:value="0" calcext:value-type="float">
            <text:p>0</text:p>
          </table:table-cell>
          <table:table-cell office:value-type="float" office:value="0.20072462" calcext:value-type="float">
            <text:p>0.20072462</text:p>
          </table:table-cell>
          <table:table-cell table:number-columns-repeated="3"/>
        </table:table-row>
        <table:table-row table:style-name="ro1">
          <table:table-cell table:formula="of:=[$capa3.E56]" office:value-type="float" office:value="1.1026900357388" calcext:value-type="float">
            <text:p>1.1026900357388</text:p>
          </table:table-cell>
          <table:table-cell office:value-type="float" office:value="-0.20255503" calcext:value-type="float">
            <text:p>-0.20255503</text:p>
          </table:table-cell>
          <table:table-cell table:number-columns-repeated="3"/>
        </table:table-row>
        <table:table-row table:style-name="ro1">
          <table:table-cell table:formula="of:=[$capa3.E65]" office:value-type="float" office:value="0" calcext:value-type="float">
            <text:p>0</text:p>
          </table:table-cell>
          <table:table-cell office:value-type="float" office:value="-0.55865955" calcext:value-type="float">
            <text:p>-0.558659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34212878" calcext:value-type="float">
            <text:p>-0.34212878</text:p>
          </table:table-cell>
          <table:table-cell office:value-type="float" office:value="0" calcext:value-type="float">
            <text:p>0</text:p>
          </table:table-cell>
          <table:table-cell table:formula="of:=(([.$A$2]*[.B11])+([.$A$3]*[.B12])+([.$A$4]*[.B13])+([.$A$5]*[.B14])+([.$A$6]*[.B15])+([.$A$7]*[.B16])+([.$A$8]*[.B17])+([.$A$9]*[.B18]))+[.C11]" office:value-type="float" office:value="0.180463886971965" calcext:value-type="float">
            <text:p>0.180463886971965</text:p>
          </table:table-cell>
          <table:table-cell table:formula="of:=MAX(0;[.D11])" office:value-type="float" office:value="0.180463886971965" calcext:value-type="float">
            <text:p>0.180463886971965</text:p>
          </table:table-cell>
        </table:table-row>
        <table:table-row table:style-name="ro1">
          <table:table-cell/>
          <table:table-cell office:value-type="float" office:value="0.34364045" calcext:value-type="float">
            <text:p>0.34364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93084" calcext:value-type="float">
            <text:p>-0.0693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45557" calcext:value-type="float">
            <text:p>0.9745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403025" calcext:value-type="float">
            <text:p>-1.540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63841" calcext:value-type="float">
            <text:p>0.7163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7423886" calcext:value-type="float">
            <text:p>-0.17423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14545" calcext:value-type="float">
            <text:p>0.061454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10413419" calcext:value-type="float">
            <text:p>0.10413419</text:p>
          </table:table-cell>
          <table:table-cell office:value-type="float" office:value="0" calcext:value-type="float">
            <text:p>0</text:p>
          </table:table-cell>
          <table:table-cell table:formula="of:=(([.$A$2]*[.B20])+([.$A$3]*[.B21])+([.$A$4]*[.B22])+([.$A$5]*[.B23])+([.$A$6]*[.B24])+([.$A$7]*[.B25])+([.$A$8]*[.B26])+([.$A$9]*[.B27]))+[.C20]" office:value-type="float" office:value="0.690640463207538" calcext:value-type="float">
            <text:p>0.690640463207538</text:p>
          </table:table-cell>
          <table:table-cell table:formula="of:=MAX(0;[.D20])" office:value-type="float" office:value="0.690640463207538" calcext:value-type="float">
            <text:p>0.690640463207538</text:p>
          </table:table-cell>
        </table:table-row>
        <table:table-row table:style-name="ro1">
          <table:table-cell/>
          <table:table-cell office:value-type="float" office:value="-0.17852211" calcext:value-type="float">
            <text:p>-0.17852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878265" calcext:value-type="float">
            <text:p>0.35878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4193704" calcext:value-type="float">
            <text:p>-0.34193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1478" calcext:value-type="float">
            <text:p>0.0621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48138" calcext:value-type="float">
            <text:p>0.5648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882144" calcext:value-type="float">
            <text:p>-0.2882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2713591" calcext:value-type="float">
            <text:p>-0.0271359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6499745" calcext:value-type="float">
            <text:p>-0.6499745</text:p>
          </table:table-cell>
          <table:table-cell office:value-type="float" office:value="1.0124761" calcext:value-type="float">
            <text:p>1.0124761</text:p>
          </table:table-cell>
          <table:table-cell table:formula="of:=(([.$A$2]*[.B29])+([.$A$3]*[.B30])+([.$A$4]*[.B31])+([.$A$5]*[.B32])+([.$A$6]*[.B33])+([.$A$7]*[.B34])+([.$A$8]*[.B35])+([.$A$9]*[.B36]))+[.C29]" office:value-type="float" office:value="-0.962535773551711" calcext:value-type="float">
            <text:p>-0.962535773551711</text:p>
          </table:table-cell>
          <table:table-cell table:formula="of:=MAX(0;[.D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59463394" calcext:value-type="float">
            <text:p>-0.59463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5543994" calcext:value-type="float">
            <text:p>-0.25543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065468" calcext:value-type="float">
            <text:p>-1.4065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478205" calcext:value-type="float">
            <text:p>0.66478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172141" calcext:value-type="float">
            <text:p>0.20172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1110715" calcext:value-type="float">
            <text:p>-0.01110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165583" calcext:value-type="float">
            <text:p>0.0216558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33342803" calcext:value-type="float">
            <text:p>-0.33342803</text:p>
          </table:table-cell>
          <table:table-cell office:value-type="float" office:value="0.6668541" calcext:value-type="float">
            <text:p>0.6668541</text:p>
          </table:table-cell>
          <table:table-cell table:formula="of:=(([.$A$2]*[.B38])+([.$A$3]*[.B39])+([.$A$4]*[.B40])+([.$A$5]*[.B41])+([.$A$6]*[.B42])+([.$A$7]*[.B43])+([.$A$8]*[.B44])+([.$A$9]*[.B45]))+[.C38]" office:value-type="float" office:value="-0.587721399790864" calcext:value-type="float">
            <text:p>-0.587721399790864</text:p>
          </table:table-cell>
          <table:table-cell table:formula="of:=MAX(0;[.D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3512265" calcext:value-type="float">
            <text:p>-0.3512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612416" calcext:value-type="float">
            <text:p>-0.1061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797204" calcext:value-type="float">
            <text:p>-0.3797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703001" calcext:value-type="float">
            <text:p>0.09703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084845" calcext:value-type="float">
            <text:p>-0.06084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0337426" calcext:value-type="float">
            <text:p>-0.30337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109763" calcext:value-type="float">
            <text:p>-0.061097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48336926" calcext:value-type="float">
            <text:p>-0.48336926</text:p>
          </table:table-cell>
          <table:table-cell office:value-type="float" office:value="-0.3371253" calcext:value-type="float">
            <text:p>-0.3371253</text:p>
          </table:table-cell>
          <table:table-cell table:formula="of:=(([.$A$2]*[.B47])+([.$A$3]*[.B48])+([.$A$4]*[.B49])+([.$A$5]*[.B50])+([.$A$6]*[.B51])+([.$A$7]*[.B52])+([.$A$8]*[.B53])+([.$A$9]*[.B54]))+[.C47]" office:value-type="float" office:value="-2.37778583455071" calcext:value-type="float">
            <text:p>-2.37778583455071</text:p>
          </table:table-cell>
          <table:table-cell table:formula="of:=MAX(0;[.D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899623" calcext:value-type="float">
            <text:p>-0.1899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45363" calcext:value-type="float">
            <text:p>-0.4745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71585" calcext:value-type="float">
            <text:p>0.5071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011623" calcext:value-type="float">
            <text:p>-1.1011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619751" calcext:value-type="float">
            <text:p>-1.0619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3281316" calcext:value-type="float">
            <text:p>-0.13281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612823" calcext:value-type="float">
            <text:p>0.2361282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42121178" calcext:value-type="float">
            <text:p>-0.42121178</text:p>
          </table:table-cell>
          <table:table-cell office:value-type="float" office:value="0" calcext:value-type="float">
            <text:p>0</text:p>
          </table:table-cell>
          <table:table-cell table:formula="of:=(([.$A$2]*[.B56])+([.$A$3]*[.B57])+([.$A$4]*[.B58])+([.$A$5]*[.B59])+([.$A$6]*[.B60])+([.$A$7]*[.B61])+([.$A$8]*[.B62])+([.$A$9]*[.B63]))+[.C56]" office:value-type="float" office:value="1.35273708003247" calcext:value-type="float">
            <text:p>1.35273708003247</text:p>
          </table:table-cell>
          <table:table-cell table:formula="of:=MAX(0;[.D56])" office:value-type="float" office:value="1.35273708003247" calcext:value-type="float">
            <text:p>1.35273708003247</text:p>
          </table:table-cell>
        </table:table-row>
        <table:table-row table:style-name="ro1">
          <table:table-cell/>
          <table:table-cell office:value-type="float" office:value="0.06333947" calcext:value-type="float">
            <text:p>0.06333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425215" calcext:value-type="float">
            <text:p>0.30425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388979" calcext:value-type="float">
            <text:p>0.1538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010028" calcext:value-type="float">
            <text:p>0.2101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857314" calcext:value-type="float">
            <text:p>-1.4857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259978" calcext:value-type="float">
            <text:p>0.12259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1618536" calcext:value-type="float">
            <text:p>-0.8161853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213561" calcext:value-type="float">
            <text:p>0.3213561</text:p>
          </table:table-cell>
          <table:table-cell office:value-type="float" office:value="0.1083605" calcext:value-type="float">
            <text:p>0.1083605</text:p>
          </table:table-cell>
          <table:table-cell table:formula="of:=(([.$A$2]*[.B65])+([.$A$3]*[.B66])+([.$A$4]*[.B67])+([.$A$5]*[.B68])+([.$A$6]*[.B69])+([.$A$7]*[.B70])+([.$A$8]*[.B71])+([.$A$9]*[.B72]))+[.C65]" office:value-type="float" office:value="-0.246967953626777" calcext:value-type="float">
            <text:p>-0.246967953626777</text:p>
          </table:table-cell>
          <table:table-cell table:formula="of:=MAX(0;[.D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26194194" calcext:value-type="float">
            <text:p>-0.26194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58311" calcext:value-type="float">
            <text:p>0.11158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64559" calcext:value-type="float">
            <text:p>0.6464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351639" calcext:value-type="float">
            <text:p>0.1335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750751" calcext:value-type="float">
            <text:p>-0.12750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211343" calcext:value-type="float">
            <text:p>-0.47211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47795" calcext:value-type="float">
            <text:p>0.8847795</text:p>
          </table:table-cell>
          <table:table-cell table:number-columns-repeated="3"/>
        </table:table-row>
      </table:table>
      <table:table table:name="capa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4.E2]" office:value-type="float" office:value="0" calcext:value-type="float">
            <text:p>0</text:p>
          </table:table-cell>
          <table:table-cell office:value-type="float" office:value="0.93419904" calcext:value-type="float">
            <text:p>0.93419904</text:p>
          </table:table-cell>
          <table:table-cell office:value-type="float" office:value="-0.11069721" calcext:value-type="float">
            <text:p>-0.11069721</text:p>
          </table:table-cell>
          <table:table-cell table:formula="of:=(([.$A$2]*[.B2])+([.$A$3]*[.B3])+([.$A$4]*[.B4])+([.$A$5]*[.B5])+([.$A$6]*[.B6])+([.$A$7]*[.B7])+([.$A$8]*[.B8])+([.$A$9]*[.B9]))+[.C2]" office:value-type="float" office:value="0.768969904791464" calcext:value-type="float">
            <text:p>0.768969904791464</text:p>
          </table:table-cell>
          <table:table-cell table:formula="of:=MAX(0;[.D2])" office:value-type="float" office:value="0.768969904791464" calcext:value-type="float">
            <text:p>0.768969904791464</text:p>
          </table:table-cell>
        </table:table-row>
        <table:table-row table:style-name="ro1">
          <table:table-cell table:formula="of:=[$capa4.E11]" office:value-type="float" office:value="0.180463886971965" calcext:value-type="float">
            <text:p>0.180463886971965</text:p>
          </table:table-cell>
          <table:table-cell office:value-type="float" office:value="-0.15924108" calcext:value-type="float">
            <text:p>-0.15924108</text:p>
          </table:table-cell>
          <table:table-cell table:number-columns-repeated="3"/>
        </table:table-row>
        <table:table-row table:style-name="ro1">
          <table:table-cell table:formula="of:=[$capa4.E20]" office:value-type="float" office:value="0.690640463207538" calcext:value-type="float">
            <text:p>0.690640463207538</text:p>
          </table:table-cell>
          <table:table-cell office:value-type="float" office:value="1.1536294" calcext:value-type="float">
            <text:p>1.1536294</text:p>
          </table:table-cell>
          <table:table-cell table:number-columns-repeated="3"/>
        </table:table-row>
        <table:table-row table:style-name="ro1">
          <table:table-cell table:formula="of:=[$capa4.E29]" office:value-type="float" office:value="0" calcext:value-type="float">
            <text:p>0</text:p>
          </table:table-cell>
          <table:table-cell office:value-type="float" office:value="0.5044106" calcext:value-type="float">
            <text:p>0.5044106</text:p>
          </table:table-cell>
          <table:table-cell table:number-columns-repeated="3"/>
        </table:table-row>
        <table:table-row table:style-name="ro1">
          <table:table-cell table:formula="of:=[$capa4.E38]" office:value-type="float" office:value="0" calcext:value-type="float">
            <text:p>0</text:p>
          </table:table-cell>
          <table:table-cell office:value-type="float" office:value="-0.56277245" calcext:value-type="float">
            <text:p>-0.56277245</text:p>
          </table:table-cell>
          <table:table-cell table:number-columns-repeated="3"/>
        </table:table-row>
        <table:table-row table:style-name="ro1">
          <table:table-cell table:formula="of:=[$capa4.E47]" office:value-type="float" office:value="0" calcext:value-type="float">
            <text:p>0</text:p>
          </table:table-cell>
          <table:table-cell office:value-type="float" office:value="0.04271197" calcext:value-type="float">
            <text:p>0.04271197</text:p>
          </table:table-cell>
          <table:table-cell table:number-columns-repeated="3"/>
        </table:table-row>
        <table:table-row table:style-name="ro1">
          <table:table-cell table:formula="of:=[$capa4.E56]" office:value-type="float" office:value="1.35273708003247" calcext:value-type="float">
            <text:p>1.35273708003247</text:p>
          </table:table-cell>
          <table:table-cell office:value-type="float" office:value="0.08254467" calcext:value-type="float">
            <text:p>0.08254467</text:p>
          </table:table-cell>
          <table:table-cell table:number-columns-repeated="3"/>
        </table:table-row>
        <table:table-row table:style-name="ro1">
          <table:table-cell table:formula="of:=[$capa4.E65]" office:value-type="float" office:value="0" calcext:value-type="float">
            <text:p>0</text:p>
          </table:table-cell>
          <table:table-cell office:value-type="float" office:value="-0.9469958" calcext:value-type="float">
            <text:p>-0.946995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2981122" calcext:value-type="float">
            <text:p>0.32981122</text:p>
          </table:table-cell>
          <table:table-cell office:value-type="float" office:value="-0.04870768" calcext:value-type="float">
            <text:p>-0.04870768</text:p>
          </table:table-cell>
          <table:table-cell table:formula="of:=(([.$A$2]*[.B11])+([.$A$3]*[.B12])+([.$A$4]*[.B13])+([.$A$5]*[.B14])+([.$A$6]*[.B15])+([.$A$7]*[.B16])+([.$A$8]*[.B17])+([.$A$9]*[.B18]))+[.C11]" office:value-type="float" office:value="0.376860756004408" calcext:value-type="float">
            <text:p>0.376860756004408</text:p>
          </table:table-cell>
          <table:table-cell table:formula="of:=MAX(0;[.D11])" office:value-type="float" office:value="0.376860756004408" calcext:value-type="float">
            <text:p>0.376860756004408</text:p>
          </table:table-cell>
        </table:table-row>
        <table:table-row table:style-name="ro1">
          <table:table-cell/>
          <table:table-cell office:value-type="float" office:value="0.47584218" calcext:value-type="float">
            <text:p>0.47584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255337" calcext:value-type="float">
            <text:p>0.22255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606998" calcext:value-type="float">
            <text:p>0.48606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316185" calcext:value-type="float">
            <text:p>-0.5316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80368" calcext:value-type="float">
            <text:p>0.03580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74929" calcext:value-type="float">
            <text:p>0.1374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075229" calcext:value-type="float">
            <text:p>-0.60752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9306122" calcext:value-type="float">
            <text:p>0.39306122</text:p>
          </table:table-cell>
          <table:table-cell office:value-type="float" office:value="-0.3853281" calcext:value-type="float">
            <text:p>-0.3853281</text:p>
          </table:table-cell>
          <table:table-cell table:formula="of:=(([.$A$2]*[.B20])+([.$A$3]*[.B21])+([.$A$4]*[.B22])+([.$A$5]*[.B23])+([.$A$6]*[.B24])+([.$A$7]*[.B25])+([.$A$8]*[.B26])+([.$A$9]*[.B27]))+[.C20]" office:value-type="float" office:value="-0.44764410428109" calcext:value-type="float">
            <text:p>-0.44764410428109</text:p>
          </table:table-cell>
          <table:table-cell table:formula="of:=MAX(0;[.D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58079976" calcext:value-type="float">
            <text:p>-0.58079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136997" calcext:value-type="float">
            <text:p>-0.14136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214859" calcext:value-type="float">
            <text:p>0.04214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732663" calcext:value-type="float">
            <text:p>0.037326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286891" calcext:value-type="float">
            <text:p>0.1028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359234" calcext:value-type="float">
            <text:p>0.10359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130756" calcext:value-type="float">
            <text:p>0.361307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4056935" calcext:value-type="float">
            <text:p>0.34056935</text:p>
          </table:table-cell>
          <table:table-cell office:value-type="float" office:value="0.21678926" calcext:value-type="float">
            <text:p>0.21678926</text:p>
          </table:table-cell>
          <table:table-cell table:formula="of:=(([.$A$2]*[.B29])+([.$A$3]*[.B30])+([.$A$4]*[.B31])+([.$A$5]*[.B32])+([.$A$6]*[.B33])+([.$A$7]*[.B34])+([.$A$8]*[.B35])+([.$A$9]*[.B36]))+[.C29]" office:value-type="float" office:value="-0.0744306361210824" calcext:value-type="float">
            <text:p>-0.074430636121083</text:p>
          </table:table-cell>
          <table:table-cell table:formula="of:=MAX(0;[.D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22124329" calcext:value-type="float">
            <text:p>-0.22124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4494727" calcext:value-type="float">
            <text:p>-0.04494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991695" calcext:value-type="float">
            <text:p>-2.5991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30948" calcext:value-type="float">
            <text:p>0.9730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810957" calcext:value-type="float">
            <text:p>0.69810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6281883" calcext:value-type="float">
            <text:p>-0.16281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283562" calcext:value-type="float">
            <text:p>0.3928356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.0523173" calcext:value-type="float">
            <text:p>1.0523173</text:p>
          </table:table-cell>
          <table:table-cell office:value-type="float" office:value="-0.34352708" calcext:value-type="float">
            <text:p>-0.34352708</text:p>
          </table:table-cell>
          <table:table-cell table:formula="of:=(([.$A$2]*[.B38])+([.$A$3]*[.B39])+([.$A$4]*[.B40])+([.$A$5]*[.B41])+([.$A$6]*[.B42])+([.$A$7]*[.B43])+([.$A$8]*[.B44])+([.$A$9]*[.B45]))+[.C38]" office:value-type="float" office:value="-0.67235798664623" calcext:value-type="float">
            <text:p>-0.67235798664623</text:p>
          </table:table-cell>
          <table:table-cell table:formula="of:=MAX(0;[.D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1896107" calcext:value-type="float">
            <text:p>0.11896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52557" calcext:value-type="float">
            <text:p>-0.6452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86028" calcext:value-type="float">
            <text:p>0.6986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828952" calcext:value-type="float">
            <text:p>0.37828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388204" calcext:value-type="float">
            <text:p>-0.35388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047978" calcext:value-type="float">
            <text:p>0.07047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134987" calcext:value-type="float">
            <text:p>-1.11349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8513898" calcext:value-type="float">
            <text:p>0.08513898</text:p>
          </table:table-cell>
          <table:table-cell office:value-type="float" office:value="-0.24390711" calcext:value-type="float">
            <text:p>-0.24390711</text:p>
          </table:table-cell>
          <table:table-cell table:formula="of:=(([.$A$2]*[.B47])+([.$A$3]*[.B48])+([.$A$4]*[.B49])+([.$A$5]*[.B50])+([.$A$6]*[.B51])+([.$A$7]*[.B52])+([.$A$8]*[.B53])+([.$A$9]*[.B54]))+[.C47]" office:value-type="float" office:value="0.307818365585107" calcext:value-type="float">
            <text:p>0.307818365585107</text:p>
          </table:table-cell>
          <table:table-cell table:formula="of:=MAX(0;[.D47])" office:value-type="float" office:value="0.307818365585107" calcext:value-type="float">
            <text:p>0.307818365585107</text:p>
          </table:table-cell>
        </table:table-row>
        <table:table-row table:style-name="ro1">
          <table:table-cell/>
          <table:table-cell office:value-type="float" office:value="-0.27273977" calcext:value-type="float">
            <text:p>-0.27273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643258" calcext:value-type="float">
            <text:p>0.23643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0893" calcext:value-type="float">
            <text:p>0.220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033583" calcext:value-type="float">
            <text:p>-0.15033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068551" calcext:value-type="float">
            <text:p>0.12068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353312" calcext:value-type="float">
            <text:p>0.32353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542424" calcext:value-type="float">
            <text:p>0.6554242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46171433" calcext:value-type="float">
            <text:p>0.46171433</text:p>
          </table:table-cell>
          <table:table-cell office:value-type="float" office:value="0.40652153" calcext:value-type="float">
            <text:p>0.40652153</text:p>
          </table:table-cell>
          <table:table-cell table:formula="of:=(([.$A$2]*[.B56])+([.$A$3]*[.B57])+([.$A$4]*[.B58])+([.$A$5]*[.B59])+([.$A$6]*[.B60])+([.$A$7]*[.B61])+([.$A$8]*[.B62])+([.$A$9]*[.B63]))+[.C56]" office:value-type="float" office:value="0.669878037513303" calcext:value-type="float">
            <text:p>0.669878037513303</text:p>
          </table:table-cell>
          <table:table-cell table:formula="of:=MAX(0;[.D56])" office:value-type="float" office:value="0.669878037513303" calcext:value-type="float">
            <text:p>0.669878037513303</text:p>
          </table:table-cell>
        </table:table-row>
        <table:table-row table:style-name="ro1">
          <table:table-cell/>
          <table:table-cell office:value-type="float" office:value="0.5505282" calcext:value-type="float">
            <text:p>0.5505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759264" calcext:value-type="float">
            <text:p>0.04759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032648" calcext:value-type="float">
            <text:p>0.04032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632807" calcext:value-type="float">
            <text:p>0.47632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7383593" calcext:value-type="float">
            <text:p>-0.27383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94171" calcext:value-type="float">
            <text:p>0.09694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8648776" calcext:value-type="float">
            <text:p>-0.1864877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705576" calcext:value-type="float">
            <text:p>0.705576</text:p>
          </table:table-cell>
          <table:table-cell office:value-type="float" office:value="0.42648453" calcext:value-type="float">
            <text:p>0.42648453</text:p>
          </table:table-cell>
          <table:table-cell table:formula="of:=(([.$A$2]*[.B65])+([.$A$3]*[.B66])+([.$A$4]*[.B67])+([.$A$5]*[.B68])+([.$A$6]*[.B69])+([.$A$7]*[.B70])+([.$A$8]*[.B71])+([.$A$9]*[.B72]))+[.C65]" office:value-type="float" office:value="0.556257492656129" calcext:value-type="float">
            <text:p>0.556257492656129</text:p>
          </table:table-cell>
          <table:table-cell table:formula="of:=MAX(0;[.D65])" office:value-type="float" office:value="0.556257492656129" calcext:value-type="float">
            <text:p>0.556257492656129</text:p>
          </table:table-cell>
        </table:table-row>
        <table:table-row table:style-name="ro1">
          <table:table-cell/>
          <table:table-cell office:value-type="float" office:value="-0.23281941" calcext:value-type="float">
            <text:p>-0.23281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97147" calcext:value-type="float">
            <text:p>-0.1597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830845" calcext:value-type="float">
            <text:p>-1.0830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352105" calcext:value-type="float">
            <text:p>0.79352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98386" calcext:value-type="float">
            <text:p>0.489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853564" calcext:value-type="float">
            <text:p>0.20853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966373" calcext:value-type="float">
            <text:p>-0.3966373</text:p>
          </table:table-cell>
          <table:table-cell table:number-columns-repeated="3"/>
        </table:table-row>
      </table:table>
      <table:table table:name="capa 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5.E2]" office:value-type="float" office:value="0.768969904791464" calcext:value-type="float">
            <text:p>0.768969904791464</text:p>
          </table:table-cell>
          <table:table-cell office:value-type="float" office:value="-1.8306316" calcext:value-type="float">
            <text:p>-1.8306316</text:p>
          </table:table-cell>
          <table:table-cell office:value-type="float" office:value="0.50193757" calcext:value-type="float">
            <text:p>0.50193757</text:p>
          </table:table-cell>
          <table:table-cell table:formula="of:=(([.$A$2]*[.B2])+([.$A$3]*[.B3])+([.$A$4]*[.B4])+([.$A$5]*[.B5])+([.$A$6]*[.B6])+([.$A$7]*[.B7])+([.$A$8]*[.B8])+([.$A$9]*[.B9]))+[.C2]" office:value-type="float" office:value="-1.1098823587081" calcext:value-type="float">
            <text:p>-1.1098823587081</text:p>
          </table:table-cell>
          <table:table-cell table:formula="of:=[.D2]" office:value-type="float" office:value="-1.1098823587081" calcext:value-type="float">
            <text:p>-1.1098823587081</text:p>
          </table:table-cell>
        </table:table-row>
        <table:table-row table:style-name="ro1">
          <table:table-cell table:formula="of:=[$capa5.E11]" office:value-type="float" office:value="0.376860756004408" calcext:value-type="float">
            <text:p>0.376860756004408</text:p>
          </table:table-cell>
          <table:table-cell office:value-type="float" office:value="-0.75898045" calcext:value-type="float">
            <text:p>-0.75898045</text:p>
          </table:table-cell>
          <table:table-cell table:number-columns-repeated="3"/>
        </table:table-row>
        <table:table-row table:style-name="ro1">
          <table:table-cell table:formula="of:=[$capa5.E20]" office:value-type="float" office:value="0" calcext:value-type="float">
            <text:p>0</text:p>
          </table:table-cell>
          <table:table-cell office:value-type="float" office:value="-1.4326808" calcext:value-type="float">
            <text:p>-1.4326808</text:p>
          </table:table-cell>
          <table:table-cell table:number-columns-repeated="3"/>
        </table:table-row>
        <table:table-row table:style-name="ro1">
          <table:table-cell table:formula="of:=[$capa5.E29]" office:value-type="float" office:value="0" calcext:value-type="float">
            <text:p>0</text:p>
          </table:table-cell>
          <table:table-cell office:value-type="float" office:value="-0.3848297" calcext:value-type="float">
            <text:p>-0.3848297</text:p>
          </table:table-cell>
          <table:table-cell table:number-columns-repeated="3"/>
        </table:table-row>
        <table:table-row table:style-name="ro1">
          <table:table-cell table:formula="of:=[$capa5.E38]" office:value-type="float" office:value="0" calcext:value-type="float">
            <text:p>0</text:p>
          </table:table-cell>
          <table:table-cell office:value-type="float" office:value="-1.1829143" calcext:value-type="float">
            <text:p>-1.1829143</text:p>
          </table:table-cell>
          <table:table-cell table:number-columns-repeated="3"/>
        </table:table-row>
        <table:table-row table:style-name="ro1">
          <table:table-cell table:formula="of:=[$capa5.E47]" office:value-type="float" office:value="0.307818365585107" calcext:value-type="float">
            <text:p>0.307818365585107</text:p>
          </table:table-cell>
          <table:table-cell office:value-type="float" office:value="-1.3029457" calcext:value-type="float">
            <text:p>-1.3029457</text:p>
          </table:table-cell>
          <table:table-cell table:number-columns-repeated="3"/>
        </table:table-row>
        <table:table-row table:style-name="ro1">
          <table:table-cell table:formula="of:=[$capa5.E56]" office:value-type="float" office:value="0.669878037513303" calcext:value-type="float">
            <text:p>0.669878037513303</text:p>
          </table:table-cell>
          <table:table-cell office:value-type="float" office:value="0.1633534" calcext:value-type="float">
            <text:p>0.1633534</text:p>
          </table:table-cell>
          <table:table-cell table:number-columns-repeated="3"/>
        </table:table-row>
        <table:table-row table:style-name="ro1">
          <table:table-cell table:formula="of:=[$capa5.E65]" office:value-type="float" office:value="0.556257492656129" calcext:value-type="float">
            <text:p>0.556257492656129</text:p>
          </table:table-cell>
          <table:table-cell office:value-type="float" office:value="0.6715494" calcext:value-type="float">
            <text:p>0.67154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01:00.804830740</meta:creation-date>
    <dc:date>2023-09-22T15:48:01.764708656</dc:date>
    <meta:editing-duration>PT1H18M5S</meta:editing-duration>
    <meta:editing-cycles>7</meta:editing-cycles>
    <meta:generator>LibreOffice/6.4.7.2$Linux_X86_64 LibreOffice_project/40$Build-2</meta:generator>
    <meta:document-statistic meta:table-count="6" meta:cell-count="375" meta:object-count="0"/>
  </office:meta>
</office:document-meta>
</file>